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3" style:family="paragraph" style:parent-style-name="Standard">
      <style:paragraph-properties fo:text-align="center" style:justify-single-word="false"/>
      <style:text-properties style:font-name="FreeSans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5" style:family="paragraph" style:parent-style-name="Standard">
      <style:paragraph-properties fo:text-align="end" style:justify-single-word="false"/>
      <style:text-properties style:font-name="FreeSans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6pt"/>
    </style:style>
    <style:style style:name="P7" style:family="paragraph" style:parent-style-name="Standard">
      <style:paragraph-properties fo:text-align="start" style:justify-single-word="false"/>
      <style:text-properties style:font-name="FreeMono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FreeMono" fo:font-size="10pt" fo:language="uk" fo:country="UA" style:font-size-asian="10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0pt" fo:language="uk" fo:country="UA" style:font-size-asian="10pt"/>
    </style:style>
    <style:style style:name="P11" style:family="paragraph" style:parent-style-name="Standard">
      <style:paragraph-properties fo:text-align="center" style:justify-single-word="false"/>
      <style:text-properties style:font-name="FreeSans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Національний Технічний Університет України </text:p>
      <text:p text:style-name="P2">“Київський Політехнічний Інститут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 робота № 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иконав студент 2 курсу</text:p>
      <text:p text:style-name="P5">групи ІО-82</text:p>
      <text:p text:style-name="P5">Гер'ятович Ярослав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Київ 2010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14,R15:=R15*M</text:p>
      <text:p text:style-name="P10"/>
      <text:p text:style-name="P10"><text:soft-page-break/>Непряма адресація</text:p>
      <text:p text:style-name="P7"/>
      <text:section text:style-name="Sect1" text:name="Розділ1">
        <text:p text:style-name="P8">link l3:ct </text:p>
        <text:p text:style-name="P8">link l1: rdm </text:p>
        <text:p text:style-name="P8">link ewh: 16 </text:p>
        <text:p text:style-name="P8">link m: z,z,z,z,z,z,z,z,14,13,12,11 </text:p>
        <text:p text:style-name="P8">\------------------------------ </text:p>
        <text:p text:style-name="P8">accept R7: 42 \ </text:p>
        <text:p text:style-name="P8">accept R8: 0 \ </text:p>
        <text:p text:style-name="P8">accept R14: 0 \ </text:p>
        <text:p text:style-name="P8">accept R15: 03h </text:p>
        <text:p text:style-name="P8">dw 42: 0011010000001101% </text:p>
        <text:p text:style-name="P8"/>
        <text:p text:style-name="P8">dw 13: 18 </text:p>
        <text:p text:style-name="P8">dw 18: 8005h </text:p>
        <text:p text:style-name="P8">\------------------------------ </text:p>
        <text:p text:style-name="P8">{cjp nz,Start;} </text:p>
        <text:p text:style-name="P8">org 000000000110% </text:p>
        <text:p text:style-name="P8">{cjp nz,mult;} </text:p>
        <text:p text:style-name="P8"/>
        <text:p text:style-name="P8">Start </text:p>
        <text:p text:style-name="P8">{ewh; oey; xor nil,R7,R7;} </text:p>
        <text:p text:style-name="P8">{ewl; oey; or nil,r7,z;} </text:p>
        <text:p text:style-name="P8">wait_com </text:p>
        <text:p text:style-name="P8">{cjp rdm,wait_com; R; or r8,Bus_D,z;} </text:p>
        <text:p text:style-name="P8">{add r7,r7,10h,z;} </text:p>
        <text:p text:style-name="P8"/>
        <text:p text:style-name="P8">{and rq,r8,1000000000000000%;load rm,flags;} </text:p>
        <text:p text:style-name="P8">{cjp not rm_z,nextCom;} </text:p>
        <text:p text:style-name="P8">{and rq,r8,0000010000000000%;load rm,flags;} </text:p>
        <text:p text:style-name="P8">{cjp rm_z,nextCom;} </text:p>
        <text:p text:style-name="P8"/>
        <text:p text:style-name="P8">{and rq,r8,0000001111111111%;} </text:p>
        <text:p text:style-name="P8">{ewl; oey; or rq,z;} </text:p>
        <text:p text:style-name="P8">wait_par </text:p>
        <text:p text:style-name="P8">{cjp rdm,wait_par; R; or r14,Bus_D,z;} </text:p>
        <text:p text:style-name="P8">{ewl; oey; or rq,z;} </text:p>
        <text:p text:style-name="P8">wait2 </text:p>
        <text:p text:style-name="P8">{cjp rdm,wait2; R;or r14,Bus_D,z;} </text:p>
        <text:p text:style-name="P8"/>
        <text:p text:style-name="P8">{and rq,r8,0111100000000000%;} </text:p>
        <text:p text:style-name="P8">{jmap; or rq,z; oey;} </text:p>
        <text:p text:style-name="P8">\------------------------------ </text:p>
        <text:p text:style-name="P8">mult </text:p>
        <text:p text:style-name="P8">{or r9,r14,z;} </text:p>
        <text:p text:style-name="P8">{or r10,r15,z;} </text:p>
        <text:p text:style-name="P8">{xor r11,r11,r11;} </text:p>
        <text:p text:style-name="P8">{or r11, 17,z;} </text:p>
        <text:p text:style-name="P8">{xor r14,r14,r14;} </text:p>
        <text:p text:style-name="P8">{xor r15,r15,r15;} </text:p>
        <text:p text:style-name="P8"/>
        <text:p text:style-name="P8">{and r8,r9,8000h;load rm,flags;} </text:p>
        <text:p text:style-name="P8">{cjp rm_z, notz1;} </text:p>
        <text:p text:style-name="P8">{and r9,7fffh;} </text:p>
        <text:p text:style-name="P8">{add r13,z,nz;} </text:p>
        <text:p text:style-name="P8">notz1 </text:p>
        <text:p text:style-name="P8">{and r8,r10,8000h;load rm,flags;} </text:p>
        <text:p text:style-name="P8">{cjp rm_z, notz2;} </text:p>
        <text:p text:style-name="P8">{and r10,7fffh;} </text:p>
        <text:p text:style-name="P8">{xor r13,r13,1;} </text:p>
        <text:p text:style-name="P8">notz2 {load rm,z;} </text:p>
        <text:p text:style-name="P8"/>
        <text:p text:style-name="P8">begin {cjp not rm_c, lab1;} </text:p>
        <text:p text:style-name="P8">{add r12,r10;} </text:p>
        <text:p text:style-name="P8">lab1 {or srl, r12,r12,z;} </text:p>
        <text:p text:style-name="P8">{or sr.9, r9,r9,z;} </text:p>
        <text:p text:style-name="P8">{sub r11,r11,z,z; load rm,flags;cem_c;} </text:p>
        <text:p text:style-name="P8">{cjp not rm_z,begin;} </text:p>
        <text:p text:style-name="P8">{and r13,r13,1;load rm,flags;} </text:p>
        <text:p text:style-name="P8">{cjp rm_z, end;} </text:p>
        <text:p text:style-name="P8">{or r12,r12,8000h;} </text:p>
        <text:p text:style-name="P8">end </text:p>
        <text:p text:style-name="P8">{or r14,r12,z;} </text:p>
        <text:p text:style-name="P8">{or r15,r9,z;} </text:p>
        <text:p text:style-name="P8">\------------------------------ </text:p>
        <text:p text:style-name="P8">nextCom </text:p>
        <text:p text:style-name="P8">{cjp nz, Start;} </text:p>
        <text:p text:style-name="P8">{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1-04-21T02:13:42.06</dc:date>
    <meta:editing-duration>PT14H15M55S</meta:editing-duration>
    <meta:editing-cycles>18</meta:editing-cycles>
    <meta:generator>OpenOffice.org/3.2$Win32 OpenOffice.org_project/320m18$Build-9502</meta:generator>
    <meta:document-statistic meta:table-count="0" meta:image-count="0" meta:object-count="0" meta:page-count="2" meta:paragraph-count="78" meta:word-count="202" meta:character-count="1611"/>
  </office:meta>
</office:document-meta>
</file>